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488cm" fo:min-width="5.72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4.59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843cm"/>
    </style:style>
    <style:style style:name="gr4" style:family="graphic" style:parent-style-name="standard">
      <style:graphic-properties draw:textarea-horizontal-align="justify" draw:textarea-vertical-align="middle" draw:auto-grow-height="false" fo:min-height="0.1cm" fo:min-width="0.81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488cm" fo:min-width="9.68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4.87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3.03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6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95cm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472cm" fo:min-width="0.4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color="#ce181e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8pt"/>
    </style:style>
    <style:style style:name="T2" style:family="text">
      <style:text-properties fo:color="#ce181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cm" svg:height="6.7cm" svg:x="4.8cm" svg:y="1.6cm">
          <text:p text:style-name="P1">Iterab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2cm" svg:height="4.4cm" svg:x="5.6cm" svg:y="3.3cm">
          <text:p text:style-name="P1">Sequence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6.201cm" svg:y="5cm">
          <text:p text:style-name="P1">s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8.301cm" svg:y="5.001cm">
          <text:p text:style-name="P1">li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10.4cm" svg:y="5.002cm">
          <text:p text:style-name="P1">tup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0.7cm" svg:x="6cm" svg:y="2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5" draw:text-style-name="P2" draw:layer="layout" svg:width="14.399cm" svg:height="6.7cm" svg:x="1.601cm" svg:y="1.601cm">
          <text:p text:style-name="P1">Iterab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7.599cm" svg:height="4.4cm" svg:x="2.201cm" svg:y="2.901cm">
          <text:p text:style-name="P1">Sequence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2.801cm" svg:y="4.8cm">
          <text:p text:style-name="P1"><text:span text:style-name="T1">st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4.902cm" svg:y="4.802cm">
          <text:p text:style-name="P1"><text:span text:style-name="T1">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7.001cm" svg:y="4.803cm">
          <text:p text:style-name="P1"><text:span text:style-name="T1">tup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cm" svg:height="4.4cm" svg:x="10.2cm" svg:y="2.902cm">
          <text:p text:style-name="P1">Mapping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66cm" svg:height="1.7cm" svg:x="11.918cm" svg:y="4.802cm">
          <text:p text:style-name="P1"><text:span text:style-name="T1">d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3.575cm" svg:height="0.806cm" svg:x="4cm" svg:y="3.938cm">
          <draw:text-box>
            <text:p><text:span text:style-name="T2">[0], [1], [2], ...</text:span></text:p>
          </draw:text-box>
        </draw:frame>
        <draw:frame draw:style-name="gr10" draw:text-style-name="P4" draw:layer="layout" svg:width="3.995cm" svg:height="0.806cm" svg:x="10.8cm" svg:y="3.938cm">
          <draw:text-box>
            <text:p><text:span text:style-name="T2">[‘title’], [5,4], ...</text:span></text:p>
          </draw:text-box>
        </draw:frame>
        <draw:custom-shape draw:style-name="gr4" draw:text-style-name="P1" draw:layer="layout" svg:width="1.5cm" svg:height="0.7cm" svg:x="10.6cm" svg:y="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ellipse draw:style-name="gr11" draw:text-style-name="P1" draw:layer="layout" svg:width="5.3cm" svg:height="7cm" draw:transform="rotate (-3.14159265358979) translate (11.6cm 8cm)" draw:kind="arc" draw:start-angle="180" draw:end-angle="0">
          <text:p/>
        </draw:ellipse>
        <draw:line draw:style-name="gr12" draw:text-style-name="P5" draw:layer="layout" svg:x1="6.3cm" svg:y1="9cm" svg:x2="6.3cm" svg:y2="4.5cm">
          <text:p/>
        </draw:line>
        <draw:line draw:style-name="gr12" draw:text-style-name="P5" draw:layer="layout" svg:x1="11.6cm" svg:y1="9cm" svg:x2="11.6cm" svg:y2="4.5cm">
          <text:p/>
        </draw:line>
        <draw:custom-shape draw:style-name="gr13" draw:text-style-name="P1" draw:layer="layout" svg:width="1cm" svg:height="0.8cm" svg:x="6.5cm" svg:y="6.8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1cm" svg:y="6.801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2cm" svg:y="6.802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3cm" svg:y="6.803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6.501cm" svg:y="7.90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2cm" svg:y="7.902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3cm" svg:y="7.903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4cm" svg:y="7.904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6.501cm" svg:y="4.60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2cm" svg:y="4.602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3cm" svg:y="4.603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4cm" svg:y="4.604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6.502cm" svg:y="5.702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3cm" svg:y="5.703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4cm" svg:y="5.704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5cm" svg:y="5.70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0.853cm" svg:height="0.962cm" svg:x="4.747cm" svg:y="4.538cm">
          <draw:text-box>
            <text:p>1</text:p>
          </draw:text-box>
        </draw:frame>
        <draw:frame draw:style-name="gr14" draw:text-style-name="P6" draw:layer="layout" svg:width="0.853cm" svg:height="0.962cm" svg:x="4.748cm" svg:y="5.638cm">
          <draw:text-box>
            <text:p>2</text:p>
          </draw:text-box>
        </draw:frame>
        <draw:frame draw:style-name="gr14" draw:text-style-name="P6" draw:layer="layout" svg:width="0.853cm" svg:height="0.962cm" svg:x="4.749cm" svg:y="6.738cm">
          <draw:text-box>
            <text:p>3</text:p>
          </draw:text-box>
        </draw:frame>
        <draw:frame draw:style-name="gr14" draw:text-style-name="P6" draw:layer="layout" svg:width="0.853cm" svg:height="0.962cm" svg:x="4.75cm" svg:y="7.838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5:49:46.237399927</meta:creation-date>
    <dc:date>2019-09-17T12:36:58.882280342</dc:date>
    <meta:editing-duration>PT16M54S</meta:editing-duration>
    <meta:editing-cycles>4</meta:editing-cycles>
    <meta:generator>LibreOffice/6.0.7.3$Linux_X86_64 LibreOffice_project/00m0$Build-3</meta:generator>
    <meta:document-statistic meta:object-count="39"/>
  </office:meta>
</office:document-meta>
</file>